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Pictures/100002010000031A000002734A8DB3699F751BC3.png" manifest:media-type="image/png"/>
  <manifest:file-entry manifest:full-path="Pictures/100005C800005209000040CF7B850A77F41413F0.emf" manifest:media-type="image/x-emf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dom:load" xlink:href="vnd.sun.star.script:Standard.TEST.Flag?language=Basic&amp;location=document" xlink:type="simple"/>
      <script:event-listener script:language="ooo:script" script:event-name="office:save" xlink:href="vnd.sun.star.script:Standard.TEST.Flag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jet1" text:anchor-type="char" svg:x="-2cm" svg:y="-0.914cm" svg:width="21.001cm" svg:height="11.008cm" draw:z-index="0"><draw:image xlink:href="Pictures/100005C800005209000040CF7B850A77F41413F0.emf" xlink:type="simple" xlink:show="embed" xlink:actuate="onLoad" loext:mime-type="image/x-emf"/><draw:image xlink:href="Pictures/100002010000031A000002734A8DB3699F751BC3.png" xlink:type="simple" xlink:show="embed" xlink:actuate="onLoad" loext:mime-type="image/png"/></draw:frame></text:p>
      <text:p text:style-name="P1">THERE IS MALWARE HERE</text:p>
      <text:p text:style-name="P1"/>
      <text:p text:style-name="P1"/>
      <text:p text:style-name="P1">FIND WHER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3:47:04</meta:creation-date>
    <dc:language>fr-FR</dc:language>
    <dc:date>2020-01-07T14:27:04.220357134</dc:date>
    <meta:editing-cycles>10</meta:editing-cycles>
    <meta:editing-duration>PT12M16S</meta:editing-duration>
    <meta:generator>LibreOffice/6.3.3.2.0$Linux_X86_64 LibreOffice_project/30$Build-2</meta:generator>
    <meta:document-statistic meta:table-count="0" meta:image-count="1" meta:object-count="0" meta:page-count="1" meta:paragraph-count="2" meta:word-count="6" meta:character-count="31" meta:non-whitespace-character-count="27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
Sub Flag

  Print "POWNED"

End Sub


Sub Main

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